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7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e6e6e6" draw:textarea-horizontal-align="left" draw:textarea-vertical-align="top" draw:auto-grow-height="false"/>
    </style:style>
    <style:style style:name="gr5" style:family="graphic" style:parent-style-name="standard">
      <style:graphic-properties draw:fill-color="#ffffff" draw:textarea-horizontal-align="center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Fine_20_Dott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-color="#b3b3b3" draw:textarea-horizontal-align="left" draw:textarea-vertical-align="top" draw:auto-grow-height="false"/>
    </style:style>
    <style:style style:name="gr9" style:family="graphic" style:parent-style-name="standard">
      <style:graphic-properties draw:fill-color="#ffffff" draw:textarea-horizontal-align="center" draw:textarea-vertical-align="middle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10.287cm" svg:x="1.835cm" svg:y="2.0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62cm" svg:height="0.725cm" svg:x="1.762cm" svg:y="1.381cm">
          <draw:text-box>
            <text:p><text:span text:style-name="T1">std::set radioMap</text:span></text:p>
          </draw:text-box>
        </draw:frame>
        <draw:custom-shape draw:style-name="gr3" draw:text-style-name="P3" draw:layer="layout" svg:width="4.445cm" svg:height="1.778cm" svg:x="2.343cm" svg:y="2.397cm">
          <text:p text:style-name="P1"><text:span text:style-name="T1">radioMapPosi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778cm" svg:x="2.343cm" svg:y="4.175cm">
          <text:p text:style-name="P1"><text:span text:style-name="T1">radioMapPosi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778cm" svg:x="2.343cm" svg:y="5.953cm">
          <text:p text:style-name="P1"><text:span text:style-name="T1">radioMapPosi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096cm" svg:height="7.239cm" svg:x="8.312cm" svg:y="2.778cm">
          <text:p text:style-name="P4"><text:span text:style-name="T1">radioMapPosition</text:span></text:p>
          <text:p text:style-name="P4"><text:span text:style-name="T1"/></text:p>
          <text:p text:style-name="P4"><text:span text:style-name="T1">- position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334cm" svg:height="1.651cm" svg:x="8.693cm" svg:y="4.81cm">
          <text:p text:style-name="P4"><text:span text:style-name="T1">staticNodeP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334cm" svg:height="1.651cm" svg:x="8.693cm" svg:y="6.461cm">
          <text:p text:style-name="P4"><text:span text:style-name="T1">staticNodeP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6.788cm" svg:y1="2.397cm" svg:x2="14.281cm" svg:y2="2.778cm">
          <text:p/>
        </draw:line>
        <draw:line draw:style-name="gr6" draw:text-style-name="P1" draw:layer="layout" svg:x1="6.788cm" svg:y1="4.175cm" svg:x2="8.312cm" svg:y2="5.445cm">
          <text:p/>
        </draw:line>
        <draw:line draw:style-name="gr6" draw:text-style-name="P1" draw:layer="layout" svg:x1="2.343cm" svg:y1="2.397cm" svg:x2="8.312cm" svg:y2="2.778cm">
          <text:p/>
        </draw:line>
        <draw:line draw:style-name="gr6" draw:text-style-name="P1" draw:layer="layout" svg:x1="2.343cm" svg:y1="4.175cm" svg:x2="8.366cm" svg:y2="10.017cm">
          <text:p/>
        </draw:line>
        <draw:line draw:style-name="gr7" draw:text-style-name="P1" draw:layer="layout" svg:x1="4.629cm" svg:y1="8.366cm" svg:x2="4.629cm" svg:y2="11.287cm">
          <text:p/>
        </draw:line>
        <draw:line draw:style-name="gr7" draw:text-style-name="P1" draw:layer="layout" svg:x1="11.36cm" svg:y1="8.366cm" svg:x2="11.36cm" svg:y2="9.636cm">
          <text:p/>
        </draw:line>
        <draw:custom-shape draw:style-name="gr8" draw:text-style-name="P5" draw:layer="layout" svg:width="6.096cm" svg:height="4.318cm" svg:x="14.843cm" svg:y="5.318cm">
          <text:p text:style-name="P4"><text:span text:style-name="T1">staticNodePDF</text:span></text:p>
          <text:p text:style-name="P4"><text:span text:style-name="T1"/></text:p>
          <text:p text:style-name="P4"><text:span text:style-name="T1">- address</text:span></text:p>
          <text:p text:style-name="P4"><text:span text:style-name="T1">- mean</text:span></text:p>
          <text:p text:style-name="P4"><text:span text:style-name="T1">- stdDev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954cm" svg:y1="4.81cm" svg:x2="20.812cm" svg:y2="5.318cm">
          <text:p/>
        </draw:line>
        <draw:line draw:style-name="gr6" draw:text-style-name="P1" draw:layer="layout" svg:x1="13.954cm" svg:y1="6.461cm" svg:x2="14.843cm" svg:y2="6.842cm">
          <text:p/>
        </draw:line>
        <draw:line draw:style-name="gr6" draw:text-style-name="P1" draw:layer="layout" svg:x1="8.747cm" svg:y1="4.81cm" svg:x2="14.843cm" svg:y2="5.318cm">
          <text:p/>
        </draw:line>
        <draw:line draw:style-name="gr6" draw:text-style-name="P1" draw:layer="layout" svg:x1="8.747cm" svg:y1="6.461cm" svg:x2="14.843cm" svg:y2="9.636cm">
          <text:p/>
        </draw:line>
        <draw:custom-shape draw:style-name="gr1" draw:text-style-name="P1" draw:layer="layout" svg:width="8.128cm" svg:height="10.287cm" svg:x="1.489cm" svg:y="13.7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667cm" svg:height="0.725cm" svg:x="1.41cm" svg:y="13.065cm">
          <draw:text-box>
            <text:p><text:span text:style-name="T1">std::map radioMapClusters</text:span></text:p>
          </draw:text-box>
        </draw:frame>
        <draw:custom-shape draw:style-name="gr9" draw:text-style-name="P5" draw:layer="layout" svg:width="3.275cm" svg:height="1.651cm" svg:x="2.043cm" svg:y="14.389cm">
          <text:p text:style-name="P4"><text:span text:style-name="T1">std::vec addressV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818cm" svg:height="1.651cm" svg:x="5.345cm" svg:y="14.389cm">
          <text:p text:style-name="P4"><text:span text:style-name="T1">std::vec coordV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02cm" svg:height="1.651cm" svg:x="2.042cm" svg:y="16.088cm">
          <text:p text:style-name="P4"><text:span text:style-name="T1">std::vec addressV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819cm" svg:height="1.651cm" svg:x="5.344cm" svg:y="16.088cm">
          <text:p text:style-name="P4"><text:span text:style-name="T1">std::vec coordV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02cm" svg:height="1.651cm" svg:x="2.042cm" svg:y="17.788cm">
          <text:p text:style-name="P4"><text:span text:style-name="T1">std::vec addressV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819cm" svg:height="1.651cm" svg:x="5.344cm" svg:y="17.788cm">
          <text:p text:style-name="P4"><text:span text:style-name="T1">std::vec coordV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5.38cm" svg:y1="19.923cm" svg:x2="5.38cm" svg:y2="22.9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9T21:33:07</meta:creation-date>
    <meta:generator>LibreOffice/3.5$Linux_X86_64 LibreOffice_project/350m1$Build-2</meta:generator>
    <dc:date>2012-10-29T21:57:57</dc:date>
    <dc:creator>mnobrega </dc:creator>
    <meta:editing-duration>PT8M46S</meta:editing-duration>
    <meta:editing-cycles>2</meta:editing-cycles>
    <meta:document-statistic meta:object-count="28"/>
  </office:meta>
</office:document-meta>
</file>